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fo:font-size="12pt" style:font-size-asian="12pt" style:font-size-complex="7pt" fo:language="fr" fo:country="CH"/>
    </style:style>
    <style:style style:name="T3" style:parent-style-name="Policepardéfaut" style:family="text">
      <style:text-properties style:font-name="Arial" fo:font-size="12pt" style:font-size-asian="12pt" style:font-size-complex="7pt" fo:language="fr" fo:country="CH"/>
    </style:style>
    <style:style style:name="T4" style:parent-style-name="Policepardéfaut" style:family="text">
      <style:text-properties style:font-name="Arial" fo:font-size="12pt" style:font-size-asian="12pt" style:font-size-complex="7pt" fo:language="fr" fo:country="CH"/>
    </style:style>
    <style:style style:name="T5" style:parent-style-name="Policepardéfaut" style:family="text">
      <style:text-properties style:font-name="Arial" fo:font-size="12pt" style:font-size-asian="12pt" style:font-size-complex="7pt" fo:language="fr" fo:country="CH"/>
    </style:style>
    <style:style style:name="T6" style:parent-style-name="Policepardéfaut" style:family="text">
      <style:text-properties style:font-name="Arial" fo:font-size="12pt" style:font-size-asian="12pt" style:font-size-complex="7pt" fo:language="fr" fo:country="CH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.91487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.45447in, 0in, 0.11386in)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9264" draw:style-name="a0" draw:name="Image 11" text:anchor-type="paragraph" svg:x="-0.00069in" svg:y="0.31597in" svg:width="2.58333in" svg:height="2.91042in" style:rel-width="scale" style:rel-height="scale"><draw:image xlink:href="media/image1.png" xlink:type="simple" xlink:show="embed" xlink:actuate="onLoad"/><svg:title/><svg:desc/></draw:frame></text:p>
      <text:p text:style-name="Normal"><draw:frame draw:z-index="251660288" draw:style-name="a1" draw:name="Image 10" text:anchor-type="paragraph" svg:x="0in" svg:y="0.08681in" svg:width="2.54792in" svg:height="2.73333in" style:rel-width="scale" style:rel-height="scale"><draw:image xlink:href="media/image2.png" xlink:type="simple" xlink:show="embed" xlink:actuate="onLoad"/><svg:title/><svg:desc/></draw:frame></text:p>
      <text:p text:style-name="Normal"><text:span text:style-name="T2"><draw:frame draw:style-name="a2" draw:name="Image 13" text:anchor-type="as-char" svg:x="0in" svg:y="0in" svg:width="4.29872in" svg:height="2.43366in" style:rel-width="scale" style:rel-height="scale"><draw:image xlink:href="media/image3.png" xlink:type="simple" xlink:show="embed" xlink:actuate="onLoad"/><svg:title/><svg:desc/></draw:frame></text:span><text:span text:style-name="T3"><draw:frame draw:style-name="a3" draw:name="Image 12" text:anchor-type="as-char" svg:x="0in" svg:y="0in" svg:width="5.07042in" svg:height="2.91852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4"><draw:frame draw:style-name="a4" draw:name="Image 15" text:anchor-type="as-char" svg:x="0in" svg:y="0in" svg:width="5.26717in" svg:height="3.15239in" style:rel-width="scale" style:rel-height="scale"><draw:image xlink:href="media/image5.png" xlink:type="simple" xlink:show="embed" xlink:actuate="onLoad"/><svg:title/><svg:desc/></draw:frame></text:span><text:span text:style-name="T5"><draw:frame draw:style-name="a5" draw:name="Image 1" text:anchor-type="as-char" svg:x="0in" svg:y="0in" svg:width="4.24999in" svg:height="2.40608in" style:rel-width="scale" style:rel-height="scale"><draw:image xlink:href="media/image3.png" xlink:type="simple" xlink:show="embed" xlink:actuate="onLoad"/><svg:title/><svg:desc/></draw:frame></text:span><text:span text:style-name="T6"><draw:frame draw:style-name="a6" draw:name="Image 16" text:anchor-type="as-char" svg:x="0in" svg:y="0in" svg:width="3.44484in" svg:height="3.09956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NTO Pedro</meta:initial-creator>
    <dc:creator>PINTO Pedro</dc:creator>
    <meta:creation-date>2020-06-22T09:25:00Z</meta:creation-date>
    <dc:date>2020-06-22T09:27:00Z</dc:date>
    <meta:template xlink:href="Normal" xlink:type="simple"/>
    <meta:editing-cycles>1</meta:editing-cycles>
    <meta:editing-duration>PT0S</meta:editing-duration>
    <meta:document-statistic meta:page-count="2" meta:paragraph-count="1" meta:word-count="1" meta:character-count="10" meta:row-count="1" meta:non-whitespace-character-count="10"/>
  </office:meta>
</office:document-meta>
</file>